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font-size="20pt" officeooo:paragraph-rsid="001307cd" style:font-size-asian="20pt" style:font-size-complex="20pt"/>
    </style:style>
    <style:style style:name="P3" style:family="paragraph" style:parent-style-name="Standard">
      <style:text-properties fo:font-size="20pt"/>
    </style:style>
    <style:style style:name="T1" style:family="text">
      <style:text-properties officeooo:rsid="001307cd"/>
    </style:style>
    <style:style style:name="T2" style:family="text">
      <style:text-properties fo:font-variant="normal" fo:text-transform="none" fo:color="#1f1f1f" loext:opacity="100%" style:font-name="Google Sans" fo:font-size="15pt" fo:letter-spacing="normal" fo:font-style="normal" fo:font-weight="normal"/>
    </style:style>
    <style:style style:name="T3" style:family="text">
      <style:text-properties fo:font-variant="normal" fo:text-transform="none" fo:color="#1f1f1f" loext:opacity="100%" style:font-name="Google Sans" fo:letter-spacing="normal" fo:font-style="normal" fo:font-weight="normal" style:font-size-asian="20pt" style:font-size-complex="20pt"/>
    </style:style>
    <style:style style:name="T4" style:family="text">
      <style:text-properties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1"/>SQL Assignment – 2</text:p>
      <text:p text:style-name="P1"/>
      <text:p text:style-name="P1"/>
      <text:p text:style-name="P1"/>
      <text:p text:style-name="P2">1) Which field of the Customers table is the</text:p>
      <text:p text:style-name="P1">primary key?</text:p>
      <text:p text:style-name="P1"/>
      <text:p text:style-name="P1">---&gt; <text:s/><text:span text:style-name="T1">CNUM</text:span></text:p>
      <text:p text:style-name="P1"/>
      <text:p text:style-name="P1">2) What is the 4th column of the Customers table?</text:p>
      <text:p text:style-name="P1"/>
      <text:p text:style-name="P1">---&gt; <text:span text:style-name="T1">RATING</text:span></text:p>
      <text:p text:style-name="P1"/>
      <text:p text:style-name="P1">3) What is another word for row?</text:p>
      <text:p text:style-name="P1">For column?</text:p>
      <text:p text:style-name="P1"/>
      <text:p text:style-name="P1">---&gt; <text:span text:style-name="T1">for row another word is tuple and for column is attribute.</text:span></text:p>
      <text:p text:style-name="P1"/>
      <text:p text:style-name="P1">4) Why isn’t it possible to see the first five</text:p>
      <text:p text:style-name="P1">rows of a table?</text:p>
      <text:p text:style-name="P1"/>
      <text:p text:style-name="P3"><text:span text:style-name="T4">---&gt; </text:span><text:span text:style-name="T3">SQL tables represent unordered sets. So, there is no such thing as the first five rows or last row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4:49:02.543342015</meta:creation-date>
    <dc:date>2024-03-21T14:57:24.087217591</dc:date>
    <meta:editing-duration>PT8M22S</meta:editing-duration>
    <meta:editing-cycles>1</meta:editing-cycles>
    <meta:document-statistic meta:table-count="0" meta:image-count="0" meta:object-count="0" meta:page-count="1" meta:paragraph-count="12" meta:word-count="87" meta:character-count="437" meta:non-whitespace-character-count="343"/>
    <meta:generator>LibreOffice/7.3.7.2$Linux_X86_64 LibreOffice_project/30$Build-2</meta:generator>
  </office:meta>
</office:document-meta>
</file>